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Heading_20_2">
      <style:paragraph-properties fo:text-align="justify" style:justify-single-word="false" style:writing-mode="lr-tb"/>
      <style:text-properties fo:color="#c9211e" loext:opacity="100%" fo:language="hu" fo:country="HU" officeooo:rsid="0015dac3" officeooo:paragraph-rsid="0015dac3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4c8b8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946f8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946f8"/>
    </style:style>
    <style:style style:name="P6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946f8"/>
    </style:style>
    <style:style style:name="P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dfcef" officeooo:paragraph-rsid="001dfcef"/>
    </style:style>
    <style:style style:name="T1" style:family="text">
      <style:text-properties style:font-name="Liberation Sans" fo:font-size="18pt" fo:font-weight="bold" officeooo:rsid="0017cb59" style:font-name-asian="PingFang SC" style:font-size-asian="18pt" style:font-weight-asian="bold" style:font-name-complex="Arial Unicode MS" style:font-size-complex="18pt" style:font-weight-complex="bold"/>
    </style:style>
    <style:style style:name="T2" style:family="text">
      <style:text-properties officeooo:rsid="001c6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"Nincsenek titkaim" – Privacy az interneten</text:p>
      <text:p text:style-name="P2">DRAFT</text:p>
      <text:p text:style-name="P1"><text:span text:style-name="T2">7</text:span>. rész: <text:span text:style-name="T1">Mobiltelefon hardening</text:span></text:p>
      <text:p text:style-name="P3">Alkalmazások engedélyeinek lekorlátozása. Hivatkozás a helyadatokat felhasználó cikkre:</text:p>
      <text:p text:style-name="P3"><text:a xlink:type="simple" xlink:href="https://index.hu/techtud/2020/01/08/helyadatok_nyomkovetes_megfigyeles_adatvedelem_adatkezeles_szivarogtatas_amerika/" text:style-name="Internet_20_link" text:visited-style-name="Visited_20_Internet_20_Link">https://index.hu/techtud/2020/01/08/helyadatok_nyomkovetes_megfigyeles_adatvedelem_adatkezeles_szivarogtatas_amerika/</text:a></text:p>
      <text:p text:style-name="P3"/>
      <text:p text:style-name="P5">Advertisment identifire kikapcs Androidon:</text:p>
      <text:p text:style-name="P5">https://www.androidguys.com/tips-tools/how-to-disable-personalized-ads-on-android/</text:p>
      <text:p text:style-name="P4">---</text:p>
      <text:p text:style-name="P4">Végigmenni a Beállítások almenüin.</text:p>
      <text:p text:style-name="P4"/>
      <text:p text:style-name="P8">IOS</text:p>
      <text:p text:style-name="P8">- IDFA (Identifier for Advertisers)</text:p>
      <text:p text:style-name="P8"/>
      <text:p text:style-name="P4">Eszközazonosító? Apple vs Facebook harc, durci.</text:p>
      <text:p text:style-name="P4"/>
      <text:p text:style-name="P4">Mobil banking tényleg olyan frankó?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2-18T00:32:26.716554885</dc:date>
    <meta:editing-duration>PT54M26S</meta:editing-duration>
    <meta:editing-cycles>9</meta:editing-cycles>
    <meta:generator>LibreOffice/7.0.4.2$MacOSX_X86_64 LibreOffice_project/dcf040e67528d9187c66b2379df5ea4407429775</meta:generator>
    <meta:document-statistic meta:table-count="0" meta:image-count="0" meta:object-count="0" meta:page-count="1" meta:paragraph-count="13" meta:word-count="46" meta:character-count="564" meta:non-whitespace-character-count="530"/>
  </office:meta>
</office:document-meta>
</file>